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4pt" style:font-size-asian="24pt" style:font-size-complex="24pt"/>
    </style:style>
    <style:style style:name="P2" style:family="paragraph" style:parent-style-name="Standard">
      <style:text-properties style:font-name="Trebuchet MS" fo:font-size="12pt" style:font-size-asian="10.5pt" style:font-size-complex="12pt"/>
    </style:style>
    <style:style style:name="P3" style:family="paragraph" style:parent-style-name="Standard">
      <style:paragraph-properties fo:text-align="center" style:justify-single-word="false"/>
      <style:text-properties style:font-name="Trebuchet MS" fo:font-size="12pt" style:font-size-asian="10.5pt" style:font-size-complex="12pt"/>
    </style:style>
    <style:style style:name="P4" style:family="paragraph" style:parent-style-name="Standard">
      <style:text-properties style:font-name="Trebuchet MS" fo:font-size="12pt" fo:font-style="normal" style:font-size-asian="10.5pt" style:font-style-asian="normal" style:font-size-complex="12pt" style:font-style-complex="normal"/>
    </style:style>
    <style:style style:name="P5" style:family="paragraph" style:parent-style-name="Standard">
      <style:paragraph-properties fo:text-align="center" style:justify-single-word="false"/>
      <style:text-properties style:font-name="Trebuchet MS" fo:font-size="12pt" fo:font-style="normal" style:font-size-asian="10.5pt" style:font-style-asian="normal" style:font-size-complex="12pt" style:font-style-complex="normal"/>
    </style:style>
    <style:style style:name="P6" style:family="paragraph" style:parent-style-name="Standard">
      <style:text-properties style:font-name="Trebuchet MS" fo:font-size="12pt" fo:font-style="italic" fo:font-weight="bold" style:font-size-asian="10.5pt" style:font-style-asian="italic" style:font-weight-asian="bold" style:font-size-complex="12pt" style:font-style-complex="italic" style:font-weight-complex="bold"/>
    </style:style>
    <style:style style:name="P7" style:family="paragraph" style:parent-style-name="Standard">
      <style:text-properties style:font-name="Trebuchet MS" fo:font-size="12pt" fo:font-style="italic" style:font-size-asian="10.5pt" style:font-style-asian="italic" style:font-size-complex="12pt" style:font-style-complex="italic"/>
    </style:style>
    <style:style style:name="P8" style:family="paragraph" style:parent-style-name="Standard">
      <style:text-properties style:font-name="Trebuchet MS" fo:font-size="12pt" style:font-size-asian="10.5pt" style:font-size-complex="12pt"/>
    </style:style>
    <style:style style:name="P9" style:family="paragraph" style:parent-style-name="Standard" style:list-style-name="L1">
      <style:text-properties style:font-name="Trebuchet MS" fo:font-size="12pt" style:font-size-asian="10.5pt" style:font-size-complex="12pt"/>
    </style:style>
    <style:style style:name="P10" style:family="paragraph" style:parent-style-name="Standard">
      <style:paragraph-properties fo:text-align="center" style:justify-single-word="false"/>
      <style:text-properties style:font-name="Trebuchet MS" fo:font-size="12pt" style:font-size-asian="10.5pt" style:font-size-complex="12pt"/>
    </style:style>
    <style:style style:name="P11" style:family="paragraph" style:parent-style-name="Standard">
      <style:text-properties style:font-name="Trebuchet MS" fo:font-size="12pt" fo:font-style="normal" style:font-size-asian="10.5pt" style:font-style-asian="normal" style:font-size-complex="12pt" style:font-style-complex="normal"/>
    </style:style>
    <style:style style:name="P12" style:family="paragraph" style:parent-style-name="Standard">
      <style:text-properties fo:color="#ffffff" style:font-name="Trebuchet MS" fo:font-size="14pt" fo:font-weight="bold" fo:background-color="#9999ff" style:font-size-asian="14pt" style:font-weight-asian="bold" style:font-size-complex="14pt" style:font-weight-complex="bold"/>
    </style:style>
    <style:style style:name="T1" style:family="text">
      <style:text-properties style:font-name="Trebuchet MS"/>
    </style:style>
    <style:style style:name="T2" style:family="text">
      <style:text-properties style:font-name="Trebuchet MS" fo:font-size="12pt" fo:background-color="#e6e6e6" style:font-size-asian="10.5pt" style:font-size-complex="12pt"/>
    </style:style>
    <style:style style:name="T3" style:family="text">
      <style:text-properties style:font-name="Trebuchet MS" fo:background-color="#e6e6e6"/>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size="14pt" style:font-size-asian="14pt" style:font-size-complex="14pt"/>
    </style:style>
    <style:style style:name="T10" style:family="text">
      <style:text-properties fo:font-size="14pt" style:text-underline-style="none"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apvAuthPlugin</text:p>
      <text:p text:style-name="P2"/>
      <text:p text:style-name="P2">Quand le plugin est en mode "base de données locale", il propose à l'utilisateur les fonctionnalités suivantes :</text:p>
      <text:p text:style-name="P2"/>
      <text:list xml:id="list30326741" text:style-name="L1">
        <text:list-item>
          <text:p text:style-name="P9">possibilité de réinitialiser son mot de passe en saisissant son adresse mail</text:p>
        </text:list-item>
        <text:list-item>
          <text:p text:style-name="P9">possibilité de se créer un compte à partir de l'interface d'authentification</text:p>
        </text:list-item>
      </text:list>
      <text:p text:style-name="P2"/>
      <text:p text:style-name="P2">Restrictions : </text:p>
      <text:p text:style-name="P2">Actuellement, le plugin ne permet pas d'avoir plusieurs comptes avec une même adresse mail. </text:p>
      <text:p text:style-name="P2"/>
      <text:p text:style-name="P2"/>
      <text:p text:style-name="P12">mot de passe oublié</text:p>
      <text:p text:style-name="P2"/>
      <text:p text:style-name="Standard"><text:span text:style-name="T1">Pour obtenir un nouveau mot de passe, l'utilisateur doit saisir son adresse mail pour que le plugin régénère un nouveau mot de passe aléatoirement et l'envoie par mail. Le contenu du mail envoyé peut être formaté en modifiant les champs adéquats dans le fichier</text:span> <text:s/><text:span text:style-name="T2">plugins/uapvAuthPlugin/</text:span><text:span text:style-name="T2">c</text:span><text:span text:style-name="T3">onfig/parameters.yml</text:span><text:span text:style-name="T1">.</text:span></text:p>
      <text:p text:style-name="Standard"><text:span text:style-name="T1">La chaine de caractères utilisée pour générer le nouveau mot de passe est modifiable en allant dans le fichier</text:span> <text:span text:style-name="T2">plugins/uapvAuthPlugin/config/parameters.yml :</text:span></text:p>
      <text:p text:style-name="P3"/>
      <text:p text:style-name="P3">password_chars: "123456789abcdefghijkmnopqrstuvwxyzABCDEFGHIJKLMNOPQRSTUVWXYZ!+"</text:p>
      <text:p text:style-name="P2"/>
      <text:p text:style-name="P2"/>
      <text:p text:style-name="P12">Création d'un nouveau compte</text:p>
      <text:p text:style-name="P2"/>
      <text:p text:style-name="Standard"><text:span text:style-name="T1">Dans le cas d'une création d'un nouveau compte, le plugin propose un filtrage sur l'adresse mail saisie. Ce paramétrage se fait dans le fichier</text:span> <text:span text:style-name="T2">plugins/uapvAuthPlugin/config/parameters.yml</text:span>.</text:p>
      <text:p text:style-name="P2">Les deux champs <text:span text:style-name="T4">pattern_mail_filter</text:span> et <text:span text:style-name="T4">enable_mail_filter </text:span><text:span text:style-name="T6">permettent cette gestion.</text:span></text:p>
      <text:p text:style-name="P4"/>
      <text:p text:style-name="P6"><text:span text:style-name="T9">pattern_mail_filter</text:span> :</text:p>
      <text:p text:style-name="P7"/>
      <text:p text:style-name="P4">Ce premier champ est une expression régulière appliquée à l'adresse mail qui permet toutes les fantaisies. Par exemple, pour n'autoriser que des adresses mail en ac-versailles.fr, il suffit de saisir :</text:p>
      <text:p text:style-name="P4"/>
      <text:p text:style-name="P5">pattern_mail_filter: "/@ac-versailles.fr$/"</text:p>
      <text:p text:style-name="P4"/>
      <text:p text:style-name="P4">Pensez également à modifier les chaines de caractères associées <text:span text:style-name="T5">use_email_address</text:span> et <text:span text:style-name="T5">use_your_email_address_for_login</text:span><text:span text:style-name="T4">.</text:span></text:p>
      <text:p text:style-name="P4"/>
      <text:p text:style-name="P6"><text:span text:style-name="T10">enable_mail_filter</text:span> :</text:p>
      <text:p text:style-name="P7"/>
      <text:p text:style-name="P4">Pour activer le système de filtrage, il suffit que ce champ soit sur "yes". Toute autre valeur désactive le filtrage. Par défaut, cette fonctionnalité est désactiv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30S</meta:editing-duration>
    <meta:editing-cycles>10</meta:editing-cycles>
    <meta:generator>LibreOffice/3.4$Win32 LibreOffice_project/340m1$Build-103</meta:generator>
    <dc:date>2012-02-17T11:29:06.26</dc:date>
    <meta:document-statistic meta:table-count="0" meta:image-count="0" meta:object-count="0" meta:page-count="1" meta:paragraph-count="0" meta:word-count="245" meta:character-count="1820" meta:non-whitespace-character-count="1593"/>
    <meta:user-defined meta:name="Info 1"/>
    <meta:user-defined meta:name="Info 2"/>
    <meta:user-defined meta:name="Info 3"/>
    <meta:user-defined meta:name="Info 4"/>
  </office:meta>
</office:document-meta>
</file>